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22e96" officeooo:paragraph-rsid="00122e96" style:font-size-asian="8.75pt" style:font-size-complex="10pt"/>
    </style:style>
    <style:style style:name="P2" style:family="paragraph" style:parent-style-name="Standard">
      <style:text-properties fo:font-size="10pt" officeooo:rsid="00122e96" officeooo:paragraph-rsid="0012ea57" style:font-size-asian="8.75pt" style:font-size-complex="10pt"/>
    </style:style>
    <style:style style:name="P3" style:family="paragraph" style:parent-style-name="Standard">
      <style:text-properties fo:font-size="10pt" officeooo:rsid="0012ea57" officeooo:paragraph-rsid="0012ea57" style:font-size-asian="8.75pt" style:font-size-complex="10pt"/>
    </style:style>
    <style:style style:name="T1" style:family="text">
      <style:text-properties officeooo:rsid="0012e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ісля введення у функцію find_best_coord координат міста, у якому знахродиться людина, програма починає збирати дані про відстань від міста, з якого шукається. Потім фільтруються місця з відстанню, більшою за радіус. </text:p>
      <text:p text:style-name="P2"/>
      <text:p text:style-name="P2">[[&lt;point.Point object at 0x7f61a2574898&gt;, 0.5233220704486586], [&lt;point.Point object at 0x7f61a256fef0&gt;, 67.0422617892783], [&lt;point.Point object at 0x7f61a25743c8&gt;, 112.00486603294677], [&lt;point.Point object at 0x7f61a2574400&gt;, 116.67008618868951], [&lt;point.Point object at 0x7f61a2574438&gt;, 136.96086589716094], [&lt;point.Point object at 0x7f61a26a4da0&gt;, 147.45130340033984], [&lt;point.Point object at 0x7f61a2574470&gt;, 160.66827618235624], [&lt;point.Point object at 0x7f61a2574358&gt;, 180.1860219882069], [&lt;point.Point object at 0x7f61a256ff28&gt;, 186.51216601559375], [&lt;point.Point object at 0x7f61a26a4d68&gt;, 187.62332758400186]]</text:p>
      <text:p text:style-name="P2"/>
      <text:p text:style-name="P2">Після цього збираються дані про погоду у місті та знаходиться певне відхилення від ідельної погоди. Якщо це відхилення є нульовим, то знахоидиться найближче місце з нульовим відхиленням. Після того, отримується list з назвою result, якому всі дані про міста зберігаються у вигляді списку точок, де ми знаходимо точку з мінімальним показником відхилення від ідеальних умов. Тобто дані знаходяться такому вигляді:</text:p>
      <text:p text:style-name="P1"/>
      <text:p text:style-name="P2">[&lt;point.Point object at 0x7efdc0595ef0&gt;, &lt;point.Point object at 0x7efdc0595ef0&gt;, &lt;point.Point object at 0x7efdc0595ef0&gt;]</text:p>
      <text:p text:style-name="P1"/>
      <text:p text:style-name="P3">Після цього повертається один об’єкт типу Poin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3:38:38.115749379</meta:creation-date>
    <dc:date>2018-05-14T13:53:13.271788698</dc:date>
    <meta:editing-duration>PT4M25S</meta:editing-duration>
    <meta:editing-cycles>1</meta:editing-cycles>
    <meta:document-statistic meta:table-count="0" meta:image-count="0" meta:object-count="0" meta:page-count="1" meta:paragraph-count="5" meta:word-count="159" meta:character-count="1412" meta:non-whitespace-character-count="1257"/>
    <meta:generator>LibreOffice/5.4.5.1$Linux_X86_64 LibreOffice_project/40$Build-1</meta:generator>
  </office:meta>
</office:document-meta>
</file>